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Heading_20_2">
      <style:text-properties fo:language="en" fo:country="US"/>
    </style:style>
    <style:style style:name="P3" style:family="paragraph" style:parent-style-name="Table_20_Contents">
      <style:text-properties fo:color="#464453" fo:font-size="11pt" fo:language="en" fo:country="US" style:font-size-asian="11pt" style:font-size-complex="11pt"/>
    </style:style>
    <style:style style:name="P4"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5" style:family="paragraph" style:parent-style-name="Heading_20_1">
      <style:paragraph-properties fo:break-before="page"/>
      <style:text-properties fo:language="en" fo:country="US"/>
    </style:style>
    <style:style style:name="P6" style:family="paragraph" style:parent-style-name="Header">
      <style:text-properties fo:language="en" fo:country="US"/>
    </style:style>
    <style:style style:name="P7" style:family="paragraph" style:parent-style-name="Standard">
      <style:text-properties fo:color="#464453" fo:language="en" fo:country="US" officeooo:rsid="00194caf" officeooo:paragraph-rsid="00194caf"/>
    </style:style>
    <style:style style:name="P8" style:family="paragraph" style:parent-style-name="Standard">
      <style:text-properties fo:language="en" fo:country="US" officeooo:paragraph-rsid="00408010"/>
    </style:style>
    <style:style style:name="P9" style:family="paragraph" style:parent-style-name="Text_20_body">
      <style:text-properties fo:language="en" fo:country="US" officeooo:paragraph-rsid="003b32ed"/>
    </style:style>
    <style:style style:name="P10" style:family="paragraph" style:parent-style-name="Text_20_body">
      <style:text-properties fo:language="en" fo:country="US" officeooo:paragraph-rsid="00424ec2"/>
    </style:style>
    <style:style style:name="P11" style:family="paragraph" style:parent-style-name="Text_20_body">
      <style:text-properties fo:language="en" fo:country="US" officeooo:paragraph-rsid="0042e20e"/>
    </style:style>
    <style:style style:name="P12" style:family="paragraph" style:parent-style-name="Text_20_body">
      <style:text-properties fo:language="en" fo:country="US" officeooo:paragraph-rsid="0044509c"/>
    </style:style>
    <style:style style:name="P13" style:family="paragraph" style:parent-style-name="Text_20_body">
      <style:text-properties fo:language="en" fo:country="US" officeooo:paragraph-rsid="004cadb7"/>
    </style:style>
    <style:style style:name="P14" style:family="paragraph" style:parent-style-name="Text_20_body">
      <style:text-properties fo:language="en" fo:country="US" officeooo:paragraph-rsid="0051922b"/>
    </style:style>
    <style:style style:name="P15" style:family="paragraph" style:parent-style-name="Text_20_body">
      <style:text-properties fo:language="en" fo:country="US" officeooo:paragraph-rsid="0052846f"/>
    </style:style>
    <style:style style:name="T1" style:family="text">
      <style:text-properties officeooo:rsid="00116362"/>
    </style:style>
    <style:style style:name="T2" style:family="text">
      <style:text-properties officeooo:rsid="0012f301"/>
    </style:style>
    <style:style style:name="T3" style:family="text">
      <style:text-properties officeooo:rsid="0014e08b"/>
    </style:style>
    <style:style style:name="T4" style:family="text">
      <style:text-properties officeooo:rsid="00158075"/>
    </style:style>
    <style:style style:name="T5" style:family="text">
      <style:text-properties officeooo:rsid="0017184b"/>
    </style:style>
    <style:style style:name="T6" style:family="text">
      <style:text-properties officeooo:rsid="001afd46"/>
    </style:style>
    <style:style style:name="T7" style:family="text">
      <style:text-properties officeooo:rsid="001ec28f"/>
    </style:style>
    <style:style style:name="T8" style:family="text">
      <style:text-properties officeooo:rsid="001ed8f7"/>
    </style:style>
    <style:style style:name="T9" style:family="text">
      <style:text-properties officeooo:rsid="00212f4c"/>
    </style:style>
    <style:style style:name="T10" style:family="text">
      <style:text-properties officeooo:rsid="0025be99"/>
    </style:style>
    <style:style style:name="T11" style:family="text">
      <style:text-properties officeooo:rsid="00266ecd"/>
    </style:style>
    <style:style style:name="T12" style:family="text">
      <style:text-properties officeooo:rsid="002765cd"/>
    </style:style>
    <style:style style:name="T13" style:family="text">
      <style:text-properties officeooo:rsid="002937f3"/>
    </style:style>
    <style:style style:name="T14" style:family="text">
      <style:text-properties officeooo:rsid="002a76b0"/>
    </style:style>
    <style:style style:name="T15" style:family="text">
      <style:text-properties officeooo:rsid="002c0aa5"/>
    </style:style>
    <style:style style:name="T16" style:family="text">
      <style:text-properties officeooo:rsid="002c92dc"/>
    </style:style>
    <style:style style:name="T17" style:family="text">
      <style:text-properties officeooo:rsid="002e3052"/>
    </style:style>
    <style:style style:name="T18" style:family="text">
      <style:text-properties officeooo:rsid="0032a622"/>
    </style:style>
    <style:style style:name="T19" style:family="text">
      <style:text-properties officeooo:rsid="00330595"/>
    </style:style>
    <style:style style:name="T20" style:family="text">
      <style:text-properties officeooo:rsid="00345c1d"/>
    </style:style>
    <style:style style:name="T21" style:family="text">
      <style:text-properties officeooo:rsid="003daf06"/>
    </style:style>
    <style:style style:name="T22" style:family="text">
      <style:text-properties officeooo:rsid="003faec6"/>
    </style:style>
    <style:style style:name="T23" style:family="text">
      <style:text-properties officeooo:rsid="0045dffa"/>
    </style:style>
    <style:style style:name="T24" style:family="text">
      <style:text-properties officeooo:rsid="00480b70"/>
    </style:style>
    <style:style style:name="T25" style:family="text">
      <style:text-properties officeooo:rsid="004a660e"/>
    </style:style>
    <style:style style:name="T26" style:family="text">
      <style:text-properties officeooo:rsid="004b7a31"/>
    </style:style>
    <style:style style:name="T27" style:family="text">
      <style:text-properties officeooo:rsid="004e5c96"/>
    </style:style>
    <style:style style:name="T28" style:family="text">
      <style:text-properties officeooo:rsid="00525b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Synopsis</text:h>
      <text:h text:style-name="P2" text:outline-level="2">First act</text:h>
      <text:p text:style-name="P7"><text:span text:style-name="T6">This first act</text:span> takes place in the following levels: 1, 2, 3, 6, 8.</text:p>
      <text:p text:style-name="P10">While Sophie, Markl and the Witch of the Waste are in a fair in Portheaven, Howl is summoned by Suliman. <text:span text:style-name="T7">Once</text:span> back, <text:span text:style-name="T10">Howl</text:span> asks Calcifer to help him making a new door <text:span text:style-name="T7">color, which</text:span> lead<text:span text:style-name="T7">s</text:span> to <text:span text:style-name="T8">the city of </text:span>Radme, in an instant <text:span text:style-name="T11">the orange color appear on the dial;</text:span> <text:span text:style-name="T9">after that</text:span> he walks through the door and leaves.</text:p>
      <text:p text:style-name="P11">A few days pass and Howl has not returned yet, so Sophie selects the orange color on the dial and opens the door, <text:span text:style-name="T11">suddenly</text:span> a bunch of monsters covered with green mud <text:span text:style-name="T11">enter in</text:span> the castle. They are forced out of the castle, <text:span text:style-name="T12">taking </text:span>Calcifer <text:span text:style-name="T12">with them;</text:span> <text:span text:style-name="T13">t</text:span>he castle deprived of the power of the demon collapses on <text:span text:style-name="T14">the</text:span> enemies.</text:p>
      <text:p text:style-name="P11"><text:span text:style-name="T15">S</text:span>earch<text:span text:style-name="T15">ing</text:span> for help and answers the group goes to Suliman, where they find out the provenience of the danger but not his nature. Suliman orders Heen to join the group to look after them, <text:span text:style-name="T16">and</text:span> provides them a ship to <text:span text:style-name="T18">the land of</text:span> Radme.</text:p>
      <text:h text:style-name="P2" text:outline-level="2">Second act</text:h>
      <text:p text:style-name="P7"><text:span text:style-name="T6">This act</text:span> takes place in the following levels: 4, 5, 6, 7.</text:p>
      <text:p text:style-name="P9"><text:span text:style-name="T19">The city of Radme, capital of the homonymous continent, is governed by King Beuron. The king has been sick for some time and a deep sorrow had spread around the city, followed by green mug.</text:span></text:p>
      <text:p text:style-name="P12">After 5 days of navigation the group lands in Salt Marina. Browsing through the city <text:span text:style-name="T20">they</text:span> discovers that <text:span text:style-name="T17">King Beuron</text:span> has been exiled by a powerful wizard from Ingary.</text:p>
      <text:p text:style-name="P12">Once in the capital they meet Ben, an exiled royal sentinel, in company with an orphan; Ben said he had rescued <text:span text:style-name="T23">the boy</text:span> from a river; they notice the strange sign on the <text:span text:style-name="T21">child’s</text:span> neck. Ben gives an account of the latest events: the <text:span text:style-name="T26">king’s</text:span> mind was diverted by an evil wizard, Layton, who took possession of the castle and established a tyranny. A week ago the wizard Howl helped the king and his followers escape, and together they organized a group of rebels.</text:p>
      <text:p text:style-name="P13">The team continues the research by interrogating some of the <text:span text:style-name="T27">king’s</text:span> soldiers and so they discover that Howl drowned in the river during the fight with Layton. The group decides to reach the king for more information.</text:p>
      <text:p text:style-name="P13">When the group arrives near the hideout of Beuron, they find Layton with his troops; They hide and watch what is happening; Beuron has been captured, and Layton recounts how he humbled Howl by stealing his manhood and turning him into a child, putting a course on his neck and letting him drown in the river.</text:p>
      <text:p text:style-name="P8">Layton decides to go to Suliman to ultimate his revenge.</text:p>
      <text:h text:style-name="P2" text:outline-level="2">Third act</text:h>
      <text:p text:style-name="P7"><text:span text:style-name="T6">The last act</text:span> takes place in the following levels: 8, 9, 10, 11, 12.</text:p>
      <text:p text:style-name="P14"><text:span text:style-name="T5">The group heads towards Layton Castle. Overcome the swamps, where Layton’s monstrosities have found festive ground to expand, t</text:span>he group sneaks into Layton’s castle to steel the potion that will make Howl adult again.</text:p>
      <text:p text:style-name="P15">Then they cross the city of Cal during a great uprising to find the orphan child (which is actually Howl); They save him and Ben from a desperate situation.</text:p>
      <text:p text:style-name="P15">Finally gathered, they run to Ingary using the boots of the seven leagues, freeing Portheaven and planning to defeat Layton, who in the meantime besieges Kingsbu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ynopsis</text:chapter></text:p>
            </table:table-cell>
            <table:table-cell table:style-name="Tabella9.A1" office:value-type="string">
              <text:p text:style-name="MP2"><text:page-number text:select-page="current">1</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dc:title>
    <dc:date>2018-12-10T11:10:13.916000000</dc:date>
    <meta:editing-duration>PT1H54M27S</meta:editing-duration>
    <meta:editing-cycles>61</meta:editing-cycles>
    <meta:generator>LibreOffice/6.1.2.1$Windows_X86_64 LibreOffice_project/65905a128db06ba48db947242809d14d3f9a93fe</meta:generator>
    <dc:creator>Michele Maione</dc:creator>
    <meta:document-statistic meta:table-count="1" meta:image-count="0" meta:object-count="0" meta:page-count="1" meta:paragraph-count="21" meta:word-count="554" meta:character-count="3025" meta:non-whitespace-character-count="2493"/>
    <meta:template xlink:type="simple" xlink:actuate="onRequest" xlink:title="" xlink:href="../MasterGameDesignDocument.odm" meta:date="2018-12-10T09:25:07.133000000"/>
  </office:meta>
</office:document-meta>
</file>